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90000025A4839DD8BCBA266AC.png" manifest:media-type="image/png"/>
  <manifest:file-entry manifest:full-path="Pictures/100002010000023D0000015B6101FBEBCA133DCF.png" manifest:media-type="image/png"/>
  <manifest:file-entry manifest:full-path="Pictures/10000201000001DE000000DD7587A7741C278E9D.png" manifest:media-type="image/png"/>
  <manifest:file-entry manifest:full-path="Pictures/100002010000051D000001F7D7D0F557282A0ADC.png" manifest:media-type="image/png"/>
  <manifest:file-entry manifest:full-path="Pictures/10000201000001EF000000CE75D63030E43DB18B.png" manifest:media-type="image/png"/>
  <manifest:file-entry manifest:full-path="Pictures/100002010000020E000000EAF6D7D85C0F3499C5.png" manifest:media-type="image/png"/>
  <manifest:file-entry manifest:full-path="Pictures/10000201000001E80000009E23B25964AE2CEFF6.png" manifest:media-type="image/png"/>
  <manifest:file-entry manifest:full-path="Pictures/1000020100000236000000EC25F00007278D0FF9.png" manifest:media-type="image/png"/>
  <manifest:file-entry manifest:full-path="Pictures/10000201000001DE000000D36F2157D2D76B1CA0.png" manifest:media-type="image/png"/>
  <manifest:file-entry manifest:full-path="Pictures/10000201000004690000013ECD3237C5F9FCF9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7e43" officeooo:paragraph-rsid="00197e43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</text:p>
      <text:p text:style-name="P1"/>
      <text:p text:style-name="P1"><draw:frame draw:style-name="fr1" draw:name="Image1" text:anchor-type="paragraph" svg:width="13.097cm" svg:height="5.45cm" draw:z-index="0"><draw:image xlink:href="Pictures/10000201000001EF000000CE75D63030E43DB18B.png" xlink:type="simple" xlink:show="embed" xlink:actuate="onLoad" loext:mime-type="image/png"/></draw:frame></text:p>
      <text:p text:style-name="P1"><draw:frame draw:style-name="fr2" draw:name="Image2" text:anchor-type="paragraph" svg:x="1.859cm" svg:y="0.413cm" svg:width="12.647cm" svg:height="5.847cm" draw:z-index="1"><draw:image xlink:href="Pictures/10000201000001DE000000DD7587A7741C278E9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12.647cm" svg:height="5.583cm" draw:z-index="2"><draw:image xlink:href="Pictures/10000201000001DE000000D36F2157D2D76B1C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paragraph" svg:width="17cm" svg:height="4.787cm" draw:z-index="3"><draw:image xlink:href="Pictures/10000201000004690000013ECD3237C5F9FCF959.png" xlink:type="simple" xlink:show="embed" xlink:actuate="onLoad" loext:mime-type="image/png"/></draw:frame><text:soft-page-break/></text:p>
      <text:p text:style-name="P1"/>
      <text:p text:style-name="P1"/>
      <text:p text:style-name="P1">Exercise 2</text:p>
      <text:p text:style-name="P1"/>
      <text:p text:style-name="P1"/>
      <text:p text:style-name="P1"><draw:frame draw:style-name="fr4" draw:name="Image5" text:anchor-type="paragraph" svg:width="13.917cm" svg:height="6.191cm" draw:z-index="4"><draw:image xlink:href="Pictures/100002010000020E000000EAF6D7D85C0F3499C5.png" xlink:type="simple" xlink:show="embed" xlink:actuate="onLoad" loext:mime-type="image/png"/></draw:frame></text:p>
      <text:p text:style-name="P1"><draw:frame draw:style-name="fr4" draw:name="Image6" text:anchor-type="paragraph" svg:width="12.912cm" svg:height="4.18cm" draw:z-index="5"><draw:image xlink:href="Pictures/10000201000001E80000009E23B25964AE2CEF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7" text:anchor-type="paragraph" svg:width="14.975cm" svg:height="6.244cm" draw:z-index="6"><draw:image xlink:href="Pictures/1000020100000236000000EC25F00007278D0FF9.png" xlink:type="simple" xlink:show="embed" xlink:actuate="onLoad" loext:mime-type="image/png"/></draw:frame><text:soft-page-break/></text:p>
      <text:p text:style-name="P1">Exercise 3</text:p>
      <text:p text:style-name="P1"/>
      <text:p text:style-name="P1"><draw:frame draw:style-name="fr1" draw:name="Image8" text:anchor-type="paragraph" svg:width="15.161cm" svg:height="9.181cm" draw:z-index="7"><draw:image xlink:href="Pictures/100002010000023D0000015B6101FBEBCA133DCF.png" xlink:type="simple" xlink:show="embed" xlink:actuate="onLoad" loext:mime-type="image/png"/></draw:frame></text:p>
      <text:p text:style-name="P1">Exercise 4</text:p>
      <text:p text:style-name="P1"/>
      <text:p text:style-name="P1"><draw:frame draw:style-name="fr5" draw:name="Image9" text:anchor-type="paragraph" svg:width="17cm" svg:height="6.532cm" draw:z-index="8"><draw:image xlink:href="Pictures/100002010000051D000001F7D7D0F557282A0ADC.png" xlink:type="simple" xlink:show="embed" xlink:actuate="onLoad" loext:mime-type="image/png"/></draw:frame></text:p>
      <text:p text:style-name="P1"><draw:frame draw:style-name="fr2" draw:name="Image10" text:anchor-type="paragraph" svg:x="-0.106cm" svg:y="1.826cm" svg:width="17cm" svg:height="7.842cm" draw:z-index="9"><draw:image xlink:href="Pictures/10000201000005190000025A4839DD8BCBA266AC.png" xlink:type="simple" xlink:show="embed" xlink:actuate="onLoad" loext:mime-type="image/png"/></draw:frame><text:soft-page-break/>Exercise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0:39:01.711122438</meta:creation-date>
    <dc:date>2019-02-13T00:43:23.125221105</dc:date>
    <meta:editing-duration>PT4M24S</meta:editing-duration>
    <meta:editing-cycles>1</meta:editing-cycles>
    <meta:document-statistic meta:table-count="0" meta:image-count="10" meta:object-count="0" meta:page-count="4" meta:paragraph-count="5" meta:word-count="10" meta:character-count="50" meta:non-whitespace-character-count="45"/>
    <meta:generator>LibreOffice/6.0.7.3$Linux_X86_64 LibreOffice_project/00m0$Build-3</meta:generator>
  </office:meta>
</office:document-meta>
</file>